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fr" fo:country="FR"/>
    </style:style>
    <style:style style:name="P2" style:parent-style-name="Normal" style:family="paragraph">
      <style:paragraph-properties fo:text-align="justify"/>
      <style:text-properties fo:language="fr" fo:country="FR"/>
    </style:style>
    <style:style style:name="P3" style:parent-style-name="Normal" style:family="paragraph">
      <style:paragraph-properties fo:text-align="justify"/>
      <style:text-properties fo:language="fr" fo:country="FR"/>
    </style:style>
    <style:style style:name="P4" style:parent-style-name="Normal" style:family="paragraph">
      <style:paragraph-properties fo:text-align="justify"/>
      <style:text-properties fo:language="fr" fo:country="FR"/>
    </style:style>
    <style:style style:name="P5" style:parent-style-name="Normal" style:family="paragraph">
      <style:paragraph-properties fo:text-align="justify"/>
      <style:text-properties fo:language="fr" fo:country="FR"/>
    </style:style>
    <style:style style:name="P6" style:parent-style-name="Normal" style:family="paragraph">
      <style:paragraph-properties fo:text-align="justify"/>
      <style:text-properties fo:language="fr" fo:country="FR"/>
    </style:style>
    <style:style style:name="P7" style:parent-style-name="Normal" style:family="paragraph">
      <style:paragraph-properties fo:text-align="justify"/>
      <style:text-properties fo:language="fr" fo:country="FR"/>
    </style:style>
    <style:style style:name="P8" style:parent-style-name="Normal" style:family="paragraph">
      <style:paragraph-properties fo:text-align="justify"/>
      <style:text-properties fo:language="fr" fo:country="FR"/>
    </style:style>
    <style:style style:name="P9" style:parent-style-name="Normal" style:family="paragraph">
      <style:paragraph-properties fo:text-align="justify"/>
      <style:text-properties fo:language="fr" fo:country="FR"/>
    </style:style>
    <style:style style:name="P10" style:parent-style-name="Normal" style:family="paragraph">
      <style:paragraph-properties fo:text-align="justify"/>
    </style:style>
    <style:style style:name="T11" style:parent-style-name="Policepardéfaut" style:family="text">
      <style:text-properties fo:language="fr" fo:country="FR"/>
    </style:style>
  </office:automatic-styles>
  <office:body>
    <office:text text:use-soft-page-breaks="true">
      <text:p text:style-name="P1">Textométrie : tuto 2</text:p>
      <text:p text:style-name="P2">Concordances – demander une concordance, on demande un mot présent dans le corpus, et on veut savoir à quels mots il correspond. Il affiche toutes les occurrences du mot dans différents contextes. La disposition est particulière. La disposition met le mot en évidence (pivot) et le remet dans le contexte (gauche et droite). En cliquant sur la colonne, on la trie et ça rassemble des régularités d’apparitions.<text:s/>On peut aussi changer la colonne de gauche pour changer les critères d’affichage (clic droit). On peut afficher les auteurs, les lieux, les id, les lemmes,…</text:p>
      <text:p text:style-name="P3">Les contextes peuvent être réglés, par un clic droit, ou grâce au bouton « éditer ». On peut le modifier aussi dans les préférences globales.<text:s/>Cela permet de voir les régularités de voisinage proche. La concordance, ce sont des mots dans leur contexte. La taille du contexte ne doit pas être très grande, il faut voir des contextes courts. Les lectures de concordances sont plus intéressantes à même TXM.<text:s/></text:p>
      <text:p text:style-name="P4">On peut chercher autre chose que des graphies. On peut chercher des mots avec des troncatures : ser.* -- veut dire n’importe quoi après (. = n’importe quoi, * = de 0 à une infinité de caractères en plus). C’est une forme d’expression régulière. Pour rendre le point facultatif (0 ou 1) il faut mettre un point d’interrogation derrière le . – seruu. ? va indiquer seruus.<text:s/>Ces recherches en CQL sont plus intéressantes dans l’index. Mettre un terme en parenthèses, c’est pour évaluer la répétition du mot.</text:p>
      <text:p text:style-name="P5">| : veut dire ou. On peut donc chercher<text:s/></text:p>
      <text:p text:style-name="P6">* : 0 à l’infini</text:p>
      <text:p text:style-name="P7">? : 0 à 1.<text:s/></text:p>
      <text:p text:style-name="P8">L’index est le lexique filtré par une certaine condition.<text:s/></text:p>
      <text:p text:style-name="P9">En concordance, on peut encore plus contraindre le pivot. A quoi sert la baguette magique ? C’est pour chercher en langage CQL sans maitriser le langage. On peut demander un lemme dans une forme<text:s/>particulière, ou un mot en tant que tel.<text:s/>On peut demander une étiquette particulière en plus d’une recherche lemmatique.<text:s/>Dans la concordance, il est possible de trier en fonction du temps.<text:s/>Les options permettent de montrer des choses, d’en mettre en évidence. On exploite l’étiquetage de textes.<text:s/></text:p>
      <text:p text:style-name="P10"><text:span text:style-name="T11">On peut aussi ajouter des affichages d’étiquettes dans les contextes sur le côté. Voir les catégories grammaticales qui suivent généralement ou précédent généralement les termes recherché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é Leroy</meta:initial-creator>
    <dc:creator>Noé Leroy</dc:creator>
    <meta:creation-date>2021-11-06T11:35:00Z</meta:creation-date>
    <dc:date>2021-11-06T13:38:00Z</dc:date>
    <meta:template xlink:href="Normal" xlink:type="simple"/>
    <meta:editing-cycles>1</meta:editing-cycles>
    <meta:editing-duration>PT0S</meta:editing-duration>
    <meta:document-statistic meta:page-count="1" meta:paragraph-count="4" meta:word-count="355" meta:character-count="2306" meta:row-count="16" meta:non-whitespace-character-count="1955"/>
  </office:meta>
</office:document-meta>
</file>